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50%"/>
      <style:text-properties officeooo:paragraph-rsid="000bac3b"/>
    </style:style>
    <style:style style:name="P2" style:family="paragraph" style:parent-style-name="Text_20_body" style:list-style-name="L1">
      <style:text-properties officeooo:rsid="000aa406" officeooo:paragraph-rsid="000aa406"/>
    </style:style>
    <style:style style:name="P3" style:family="paragraph" style:parent-style-name="Text_20_body">
      <style:text-properties officeooo:rsid="000aa406" officeooo:paragraph-rsid="000aa406"/>
    </style:style>
    <style:style style:name="P4" style:family="paragraph" style:parent-style-name="Text_20_body" style:list-style-name="L2">
      <style:text-properties officeooo:rsid="000aa406" officeooo:paragraph-rsid="000aa406"/>
    </style:style>
    <style:style style:name="P5" style:family="paragraph" style:parent-style-name="Text_20_body" style:list-style-name="L3">
      <style:text-properties officeooo:rsid="000aa406" officeooo:paragraph-rsid="000aa406"/>
    </style:style>
    <style:style style:name="P6" style:family="paragraph" style:parent-style-name="Text_20_body" style:list-style-name="L4">
      <style:paragraph-properties fo:line-height="150%"/>
      <style:text-properties officeooo:rsid="000aa406" officeooo:paragraph-rsid="000bac3b"/>
    </style:style>
    <style:style style:name="P7" style:family="paragraph" style:parent-style-name="Text_20_body" style:list-style-name="L2">
      <style:text-properties officeooo:paragraph-rsid="000aa406"/>
    </style:style>
    <style:style style:name="P8" style:family="paragraph" style:parent-style-name="Text_20_body">
      <style:text-properties fo:font-weight="bold" officeooo:rsid="000aa406" officeooo:paragraph-rsid="000aa406" style:font-weight-asian="bold" style:font-weight-complex="bold"/>
    </style:style>
    <style:style style:name="P9" style:family="paragraph" style:parent-style-name="Text_20_body" style:list-style-name="L3">
      <style:text-properties officeooo:paragraph-rsid="000aa406"/>
    </style:style>
    <style:style style:name="P10" style:family="paragraph" style:parent-style-name="Text_20_body" style:list-style-name="L3">
      <style:text-properties fo:font-weight="normal" officeooo:paragraph-rsid="000aa406" style:font-weight-asian="normal" style:font-weight-complex="normal"/>
    </style:style>
    <style:style style:name="P11" style:family="paragraph" style:parent-style-name="Text_20_body" style:list-style-name="L4">
      <style:paragraph-properties fo:line-height="150%"/>
      <style:text-properties fo:font-weight="normal" officeooo:paragraph-rsid="000bac3b" style:font-weight-asian="normal" style:font-weight-complex="normal"/>
    </style:style>
    <style:style style:name="P12" style:family="paragraph" style:parent-style-name="Text_20_body">
      <style:text-properties officeooo:rsid="000bac3b" officeooo:paragraph-rsid="000bac3b"/>
    </style:style>
    <style:style style:name="P13" style:family="paragraph" style:parent-style-name="Text_20_body" style:list-style-name="L4">
      <style:paragraph-properties fo:line-height="150%"/>
      <style:text-properties officeooo:paragraph-rsid="000bac3b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a406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0aa406" style:font-style-asian="normal" style:font-style-complex="normal"/>
    </style:style>
    <style:style style:name="T7" style:family="text">
      <style:text-properties fo:font-weight="normal" officeooo:rsid="000aa406" style:font-weight-asian="normal" style:font-weight-complex="normal"/>
    </style:style>
    <style:style style:name="T8" style:family="text">
      <style:text-properties officeooo:rsid="000bac3b"/>
    </style:style>
    <style:style style:name="T9" style:family="text">
      <style:text-properties fo:color="#ce9178" loext:opacity="100%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e de Login <text:span text:style-name="T1">de Organizador</text:span></text:p>
      <text:p text:style-name="Text_20_body"/>
      <text:list text:style-name="L1">
        <text:list-item>
          <text:p text:style-name="P2">Após o sistema instalado corretamente (os códigos estejam dentro do DOCUMENT_ROOT) e o banco de dados instalado na máquina local, faça:</text:p>
        </text:list-item>
        <text:list-item>
          <text:p text:style-name="P2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2">Clique no botão “Organizador”</text:p>
        </text:list-item>
      </text:list>
      <text:p text:style-name="P3"/>
      <text:p text:style-name="P8">Caso 1</text:p>
      <text:list text:style-name="L2">
        <text:list-item>
          <text:p text:style-name="P7"><text:span text:style-name="T1">Digite no campo E-mail, o valor: </text:span><text:a xlink:type="simple" xlink:href="mailto:ronneesley@gmail.com" text:style-name="Internet_20_link" text:visited-style-name="Visited_20_Internet_20_Link"><text:span text:style-name="T1">ronneesley@gmail.com</text:span></text:a></text:p>
        </text:list-item>
        <text:list-item>
          <text:p text:style-name="P7"><text:span text:style-name="T1">Digite no campo Senha, o valor: 123</text:span></text:p>
        </text:list-item>
        <text:list-item>
          <text:p text:style-name="P7"><text:span text:style-name="T1">Acione o botão “ENTRAR”</text:span></text:p>
        </text:list-item>
        <text:list-item>
          <text:p text:style-name="P7"><text:span text:style-name="T3">SUCESSO</text:span><text:span text:style-name="T1">: O sistema apresentará o </text:span><text:span text:style-name="T6">painel</text:span><text:span text:style-name="T1"> da parte administrativa do organizador</text:span></text:p>
        </text:list-item>
        <text:list-item>
          <text:p text:style-name="P4">Caso contrário, <text:span text:style-name="T2">FALHA</text:span></text:p>
        </text:list-item>
      </text:list>
      <text:p text:style-name="P3"><text:span text:style-name="T2"/></text:p>
      <text:p text:style-name="P3"><text:span text:style-name="T2">Caso 2</text:span></text:p>
      <text:list text:style-name="L3">
        <text:list-item>
          <text:p text:style-name="P9"><text:span text:style-name="T1">Digite no campo E-mail, o valor: </text:span><text:a xlink:type="simple" xlink:href="mailto:ronneesley@gmail.com" text:style-name="Internet_20_link" text:visited-style-name="Visited_20_Internet_20_Link"><text:span text:style-name="T1">ronneesley@gmail.com</text:span></text:a></text:p>
        </text:list-item>
        <text:list-item>
          <text:p text:style-name="P9"><text:span text:style-name="T1">Digite no campo Senha, o valor: 12345</text:span></text:p>
        </text:list-item>
        <text:list-item>
          <text:p text:style-name="P10">Acione o botão “ENTRAR”</text:p>
        </text:list-item>
        <text:list-item>
          <text:p text:style-name="P9"><text:span text:style-name="T3">SUCESSO</text:span><text:span text:style-name="T7">: O sistema exibirá a mensagem “</text:span><text:span text:style-name="T2">Usuário ou senha inválidos</text:span>”</text:p>
        </text:list-item>
        <text:list-item>
          <text:p text:style-name="P5">Caso contrário, <text:span text:style-name="T2">FALHA</text:span></text:p>
        </text:list-item>
      </text:list>
      <text:p text:style-name="P3"><text:span text:style-name="T2"/></text:p>
      <text:p text:style-name="P12"><text:span text:style-name="T2">Caso 3</text:span></text:p>
      <text:list text:style-name="L4">
        <text:list-item>
          <text:p text:style-name="P1"><text:span text:style-name="T1">Digite no campo E-mail, o valor: </text:span><text:a xlink:type="simple" xlink:href="mailto:otavio@gmail.com" text:style-name="Internet_20_link" text:visited-style-name="Visited_20_Internet_20_Link">otavio@gmail.com</text:a></text:p>
        </text:list-item>
        <text:list-item>
          <text:p text:style-name="P13"><text:span text:style-name="T1">Digite no campo Senha, o valor: 123</text:span><text:span text:style-name="T8">32</text:span></text:p>
        </text:list-item>
        <text:list-item>
          <text:p text:style-name="P11">Acione o botão “ENTRAR”</text:p>
        </text:list-item>
        <text:list-item>
          <text:p text:style-name="P13"><text:span text:style-name="T3">SUCESSO</text:span><text:span text:style-name="T1">: O sistema apresentará o </text:span><text:span text:style-name="T6">painel</text:span><text:span text:style-name="T1"> da parte administrativa do organizador</text:span></text:p>
        </text:list-item>
        <text:list-item>
          <text:p text:style-name="P6"><text:span text:style-name="T2">Caso contrário, FALH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9:38:47.378000000</meta:creation-date>
    <dc:date>2024-08-29T19:47:15.757000000</dc:date>
    <meta:editing-duration>PT8M3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156" meta:character-count="952" meta:non-whitespace-character-count="836"/>
  </office:meta>
</office:document-meta>
</file>